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26675" calcext:value-type="float">
            <text:p>2.53E+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207153" calcext:value-type="float">
            <text:p>4.21E+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264496" calcext:value-type="float">
            <text:p>6.26E+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553257" calcext:value-type="float">
            <text:p>7.55E+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.520628" calcext:value-type="float">
            <text:p>9.52E+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.05794" calcext:value-type="float">
            <text:p>1.11E+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.52526" calcext:value-type="float">
            <text:p>1.25E+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.85291" calcext:value-type="float">
            <text:p>1.39E+0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.19587" calcext:value-type="float">
            <text:p>1.52E+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6.53716" calcext:value-type="float">
            <text:p>1.65E+0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7.64473" calcext:value-type="float">
            <text:p>1.76E+0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8.86704" calcext:value-type="float">
            <text:p>1.89E+0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9.94654" calcext:value-type="float">
            <text:p>1.99E+0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1.16407" calcext:value-type="float">
            <text:p>2.12E+0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2.13104" calcext:value-type="float">
            <text:p>2.21E+0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3.20392" calcext:value-type="float">
            <text:p>2.32E+0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4.23776" calcext:value-type="float">
            <text:p>2.42E+0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5.22956" calcext:value-type="float">
            <text:p>2.52E+0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6.27707" calcext:value-type="float">
            <text:p>2.63E+0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7.12148" calcext:value-type="float">
            <text:p>2.71E+0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8.00699" calcext:value-type="float">
            <text:p>2.80E+0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8.88157" calcext:value-type="float">
            <text:p>2.89E+0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9.5337" calcext:value-type="float">
            <text:p>2.95E+0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.49715" calcext:value-type="float">
            <text:p>3.05E+0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0.9286" calcext:value-type="float">
            <text:p>3.09E+0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1.72284" calcext:value-type="float">
            <text:p>3.17E+0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2.25599" calcext:value-type="float">
            <text:p>3.23E+0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3.07462" calcext:value-type="float">
            <text:p>3.31E+0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3.7777" calcext:value-type="float">
            <text:p>3.38E+0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4.31052" calcext:value-type="float">
            <text:p>3.43E+0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4.82048" calcext:value-type="float">
            <text:p>3.48E+0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5.20139" calcext:value-type="float">
            <text:p>3.52E+0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5.64134" calcext:value-type="float">
            <text:p>3.56E+0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6.0169" calcext:value-type="float">
            <text:p>3.60E+0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6.88228" calcext:value-type="float">
            <text:p>3.69E+0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7.73039" calcext:value-type="float">
            <text:p>3.77E+0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8.36299" calcext:value-type="float">
            <text:p>3.84E+0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9.08912" calcext:value-type="float">
            <text:p>3.91E+0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0.47975" calcext:value-type="float">
            <text:p>4.05E+0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1.24827" calcext:value-type="float">
            <text:p>4.12E+0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2.79033" calcext:value-type="float">
            <text:p>4.28E+0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3.32031" calcext:value-type="float">
            <text:p>4.33E+0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4.17683" calcext:value-type="float">
            <text:p>4.42E+0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5.63717" calcext:value-type="float">
            <text:p>4.56E+0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6.35221" calcext:value-type="float">
            <text:p>4.64E+0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6.70642" calcext:value-type="float">
            <text:p>4.67E+0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7.20234" calcext:value-type="float">
            <text:p>4.72E+0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7.88161" calcext:value-type="float">
            <text:p>4.79E+0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8.47412" calcext:value-type="float">
            <text:p>4.85E+0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8.80523" calcext:value-type="float">
            <text:p>4.88E+0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9.51102" calcext:value-type="float">
            <text:p>4.95E+0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50.02903" calcext:value-type="float">
            <text:p>5.00E+0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50.41572" calcext:value-type="float">
            <text:p>5.04E+0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0.95252" calcext:value-type="float">
            <text:p>5.10E+0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51.51999" calcext:value-type="float">
            <text:p>5.15E+0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51.96941" calcext:value-type="float">
            <text:p>5.20E+0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52.31399" calcext:value-type="float">
            <text:p>5.23E+01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52.90762" calcext:value-type="float">
            <text:p>5.29E+0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53.21623" calcext:value-type="float">
            <text:p>5.32E+0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53.68976" calcext:value-type="float">
            <text:p>5.37E+01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54.02505" calcext:value-type="float">
            <text:p>5.40E+0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4.52443" calcext:value-type="float">
            <text:p>5.45E+0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55.01521" calcext:value-type="float">
            <text:p>5.50E+0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55.32455" calcext:value-type="float">
            <text:p>5.53E+0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55.60923" calcext:value-type="float">
            <text:p>5.56E+0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55.87749" calcext:value-type="float">
            <text:p>5.59E+0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56.5122" calcext:value-type="float">
            <text:p>5.65E+0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56.65366" calcext:value-type="float">
            <text:p>5.67E+0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56.9802" calcext:value-type="float">
            <text:p>5.70E+0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57.40522" calcext:value-type="float">
            <text:p>5.74E+01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57.84335" calcext:value-type="float">
            <text:p>5.78E+0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58.20853" calcext:value-type="float">
            <text:p>5.82E+0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58.53057" calcext:value-type="float">
            <text:p>5.85E+0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58.97934" calcext:value-type="float">
            <text:p>5.90E+0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59.29227" calcext:value-type="float">
            <text:p>5.93E+01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59.61872" calcext:value-type="float">
            <text:p>5.96E+0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59.87699" calcext:value-type="float">
            <text:p>5.99E+0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60.35356" calcext:value-type="float">
            <text:p>6.04E+01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60.48906" calcext:value-type="float">
            <text:p>6.05E+01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61.05256" calcext:value-type="float">
            <text:p>6.11E+01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61.25276" calcext:value-type="float">
            <text:p>6.13E+01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61.51682" calcext:value-type="float">
            <text:p>6.15E+01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61.87099" calcext:value-type="float">
            <text:p>6.19E+01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62.16577" calcext:value-type="float">
            <text:p>6.22E+0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62.46396" calcext:value-type="float">
            <text:p>6.25E+01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62.81655" calcext:value-type="float">
            <text:p>6.28E+01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63.07255" calcext:value-type="float">
            <text:p>6.31E+01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63.3741" calcext:value-type="float">
            <text:p>6.34E+01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63.42725" calcext:value-type="float">
            <text:p>6.34E+01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63.92131" calcext:value-type="float">
            <text:p>6.39E+01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63.97723" calcext:value-type="float">
            <text:p>6.40E+01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64.39036" calcext:value-type="float">
            <text:p>6.44E+01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64.6123" calcext:value-type="float">
            <text:p>6.46E+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7:18:12.335476704</meta:creation-date>
    <dc:date>2017-05-30T17:19:11.511114756</dc:date>
    <meta:editing-duration>PT59S</meta:editing-duration>
    <meta:editing-cycles>2</meta:editing-cycles>
    <meta:generator>LibreOffice/5.3.1.2$Linux_X86_64 LibreOffice_project/30m0$Build-2</meta:generator>
    <meta:document-statistic meta:table-count="1" meta:cell-count="186" meta:object-count="0"/>
  </office:meta>
</office:document-meta>
</file>